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Roboto Cn" svg:font-family="'Roboto C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Roboto Cn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'OBIETTIVO E' DIFENDERE LA TORRE DAI NEMICI CHE ARRIVANO DA ENTRAMBI I LATI</text:p>
      <text:p text:style-name="P1"/>
      <text:p text:style-name="P1">MOVIMENTO, SALTO, SALIRE E SCENDERE DALLA SCALA ---&gt; <text:s/>W A S D</text:p>
      <text:p text:style-name="P1"/>
      <text:p text:style-name="P1">PUGNO: SPACEBAR</text:p>
      <text:p text:style-name="P1"/>
      <text:p text:style-name="P1">SPARO DAL CANNONE: TASTO SX MOUSE </text:p>
      <text:p text:style-name="P1">Si puo sparare dal cannone solo quando si è in cima alla torre e vicino a uno dei due cannoni.</text:p>
      <text:p text:style-name="P1"/>
      <text:p text:style-name="P1">RICARICA: R</text:p>
      <text:p text:style-name="P1">Quando si ha l'upgrade</text:p>
      <text:p text:style-name="P1"/>
      <text:p text:style-name="P1">VELENO: P</text:p>
      <text:p text:style-name="P1">Quando si ha l'upgrade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Roboto Cn" svg:font-family="'Roboto C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ia Pomelli</meta:initial-creator>
    <meta:creation-date>2018-10-07T12:00:21.32</meta:creation-date>
    <dc:date>2018-10-07T12:10:27.06</dc:date>
    <dc:creator>Mattia Pomelli</dc:creator>
    <meta:editing-duration>PT10M7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9" meta:word-count="66" meta:character-count="344"/>
  </office:meta>
</office:document-meta>
</file>